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6.1217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54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onsommation</text:p>
          </table:table-cell>
          <table:table-cell table:style-name="ce1" office:value-type="string" calcext:value-type="string">
            <text:p>RemoveElement</text:p>
          </table:table-cell>
          <table:table-cell table:style-name="ce1" office:value-type="string" calcext:value-type="string">
            <text:p>InsertElement</text:p>
          </table:table-cell>
          <table:table-cell table:style-name="ce1" office:value-type="string" calcext:value-type="string">
            <text:p>AccessElement/hash</text:p>
          </table:table-cell>
        </table:table-row>
        <table:table-row table:style-name="ro1">
          <table:table-cell office:value-type="string" calcext:value-type="string">
            <text:p>ArrayList2</text:p>
          </table:table-cell>
          <table:table-cell table:style-name="ce1" office:value-type="float" office:value="8040" calcext:value-type="float">
            <text:p>8040</text:p>
          </table:table-cell>
          <table:table-cell office:value-type="string" calcext:value-type="string">
            <text:p>Changements des valeurs et passe a 1M et 500K (preciser main dans le config.properties)</text:p>
          </table:table-cell>
          <table:table-cell office:value-type="string" calcext:value-type="string">
            <text:p>1399.86 jo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List2Test</text:p>
          </table:table-cell>
          <table:table-cell table:style-name="ce1" office:value-type="float" office:value="6888" calcext:value-type="float">
            <text:p>6888</text:p>
          </table:table-cell>
          <table:table-cell office:value-type="string" calcext:value-type="string">
            <text:p>Changements des valeurs et passe a 1M (preciser methodes dans le config.properties)</text:p>
          </table:table-cell>
          <table:table-cell office:value-type="string" calcext:value-type="string">
            <text:p>1318.69 joules</text:p>
          </table:table-cell>
          <table:table-cell office:value-type="float" office:value="1316.0263" calcext:value-type="float">
            <text:p>1316.0263</text:p>
          </table:table-cell>
          <table:table-cell office:value-type="float" office:value="2.651" calcext:value-type="float">
            <text:p>2.651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HashMap2</text:p>
          </table:table-cell>
          <table:table-cell table:style-name="ce1" office:value-type="float" office:value="8722" calcext:value-type="float">
            <text:p>8722</text:p>
          </table:table-cell>
          <table:table-cell office:value-type="string" calcext:value-type="string">
            <text:p>Changements des valeurs et passe a 1M et 500K (preciser main dans le config.properties)</text:p>
          </table:table-cell>
          <table:table-cell office:value-type="string" calcext:value-type="string">
            <text:p>13.09 jo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Map2Test</text:p>
          </table:table-cell>
          <table:table-cell table:style-name="ce1" office:value-type="float" office:value="7406" calcext:value-type="float">
            <text:p>7406</text:p>
          </table:table-cell>
          <table:table-cell office:value-type="string" calcext:value-type="string">
            <text:p>Changements des valeurs et passe a 10M (preciser methodes dans le config.properties)</text:p>
          </table:table-cell>
          <table:table-cell office:value-type="string" calcext:value-type="string">
            <text:p>131.81 joules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inkedHashMap2</text:p>
          </table:table-cell>
          <table:table-cell table:style-name="ce1" office:value-type="float" office:value="9283" calcext:value-type="float">
            <text:p>9283</text:p>
          </table:table-cell>
          <table:table-cell office:value-type="string" calcext:value-type="string">
            <text:p>Changements des valeurs et passe a 1M et 500K (preciser main dans le config.properties)</text:p>
          </table:table-cell>
          <table:table-cell office:value-type="string" calcext:value-type="string">
            <text:p>17.82 jo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edHashMap2Test</text:p>
          </table:table-cell>
          <table:table-cell table:style-name="ce1" office:value-type="float" office:value="15829" calcext:value-type="float">
            <text:p>15829</text:p>
          </table:table-cell>
          <table:table-cell office:value-type="string" calcext:value-type="string">
            <text:p>Changements des valeurs et passe a 10M (preciser methodes dans le config.properties)</text:p>
          </table:table-cell>
          <table:table-cell office:value-type="string" calcext:value-type="string">
            <text:p>132.84 joules</text:p>
          </table:table-cell>
          <table:table-cell office:value-type="float" office:value="26.3187" calcext:value-type="float">
            <text:p>26.3187</text:p>
          </table:table-cell>
          <table:table-cell office:value-type="float" office:value="25.1284" calcext:value-type="float">
            <text:p>25.1284</text:p>
          </table:table-cell>
          <table:table-cell office:value-type="float" office:value="15.5557" calcext:value-type="float">
            <text:p>15.5557</text:p>
          </table:table-cell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inkedList2</text:p>
          </table:table-cell>
          <table:table-cell table:style-name="ce1" office:value-type="float" office:value="38528" calcext:value-type="float">
            <text:p>38528</text:p>
          </table:table-cell>
          <table:table-cell office:value-type="string" calcext:value-type="string">
            <text:p>Changements des valeurs et passe a 1M et 500K (preciser main dans le config.properties)</text:p>
          </table:table-cell>
          <table:table-cell office:value-type="string" calcext:value-type="string">
            <text:p>417.3 jo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edList2Test</text:p>
          </table:table-cell>
          <table:table-cell table:style-name="ce1" office:value-type="float" office:value="8549" calcext:value-type="float">
            <text:p>8549</text:p>
          </table:table-cell>
          <table:table-cell office:value-type="string" calcext:value-type="string">
            <text:p>Changements des valeurs et passe a 125K (preciser methodes dans le config.properties)</text:p>
          </table:table-cell>
          <table:table-cell office:value-type="string" calcext:value-type="string">
            <text:p>1349.8 joules</text:p>
          </table:table-cell>
          <table:table-cell office:value-type="float" office:value="1348.1513" calcext:value-type="float">
            <text:p>1348.1513</text:p>
          </table:table-cell>
          <table:table-cell office:value-type="float" office:value="1.6409" calcext:value-type="float">
            <text:p>1.6409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reeMap2</text:p>
          </table:table-cell>
          <table:table-cell table:style-name="ce1" office:value-type="float" office:value="10477" calcext:value-type="float">
            <text:p>10477</text:p>
          </table:table-cell>
          <table:table-cell office:value-type="string" calcext:value-type="string">
            <text:p>Changements des valeurs et passe a 1M et 500K (preciser main dans le config.properties)</text:p>
          </table:table-cell>
          <table:table-cell office:value-type="string" calcext:value-type="string">
            <text:p>19.35 jo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Map2Test</text:p>
          </table:table-cell>
          <table:table-cell table:style-name="ce1" office:value-type="float" office:value="8926" calcext:value-type="float">
            <text:p>8926</text:p>
          </table:table-cell>
          <table:table-cell office:value-type="string" calcext:value-type="string">
            <text:p>Changements des valeurs et passe a 10M (preciser methodes dans le config.properties)</text:p>
          </table:table-cell>
          <table:table-cell office:value-type="string" calcext:value-type="string">
            <text:p>184.63 joules</text:p>
          </table:table-cell>
          <table:table-cell office:value-type="float" office:value="45.6991" calcext:value-type="float">
            <text:p>45.6991</text:p>
          </table:table-cell>
          <table:table-cell office:value-type="float" office:value="122.3283" calcext:value-type="float">
            <text:p>122.3283</text:p>
          </table:table-cell>
          <table:table-cell office:value-type="float" office:value="16.5751" calcext:value-type="float">
            <text:p>16.5751</text:p>
          </table:table-cell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WeakHashMap2</text:p>
          </table:table-cell>
          <table:table-cell table:style-name="ce1" office:value-type="float" office:value="10970" calcext:value-type="float">
            <text:p>10970</text:p>
          </table:table-cell>
          <table:table-cell office:value-type="string" calcext:value-type="string">
            <text:p>Changements des valeurs et passe a 1M et 500K (preciser main dans le config.properties)</text:p>
          </table:table-cell>
          <table:table-cell office:value-type="string" calcext:value-type="string">
            <text:p>30.1 jo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kHashMap2Test</text:p>
          </table:table-cell>
          <table:table-cell table:style-name="ce1" office:value-type="float" office:value="10640" calcext:value-type="float">
            <text:p>10640</text:p>
          </table:table-cell>
          <table:table-cell office:value-type="string" calcext:value-type="string">
            <text:p>Changements des valeurs et passe a 100M (preciser methodes dans le config.properties)</text:p>
          </table:table-cell>
          <table:table-cell office:value-type="string" calcext:value-type="string">
            <text:p>3161.58 joules</text:p>
          </table:table-cell>
          <table:table-cell office:value-type="float" office:value="0.9556" calcext:value-type="float">
            <text:p>0.9556</text:p>
          </table:table-cell>
          <table:table-cell office:value-type="float" office:value="190.3935" calcext:value-type="float">
            <text:p>190.3935</text:p>
          </table:table-cell>
          <table:table-cell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8:20:19.046761010</meta:creation-date>
    <dc:date>2024-10-04T11:33:38.670120504</dc:date>
    <meta:editing-duration>PT2H30M32S</meta:editing-duration>
    <meta:editing-cycles>35</meta:editing-cycles>
    <meta:generator>LibreOffice/7.3.7.2$Linux_X86_64 LibreOffice_project/30$Build-2</meta:generator>
    <meta:document-statistic meta:table-count="1" meta:cell-count="67" meta:object-count="0"/>
  </office:meta>
</office:document-meta>
</file>